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LATEDGUARD.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LOCKER.unlockAll( boolean rollb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KSTATUSINTERCEPTOR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INKSTATUSINTERCEPTOR.val( Object retV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STATUSINTERCEPTOR.i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solationLock.compareTo( IsolationLock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OLATEDGUARD.ISOLATEDGUARD( List &lt; IsolationLock &gt; locks , SynchChannel synchChannel ,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olationLock.IsolationLock( OScope . Variable go , boolean writeLock , ReadWriteLock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LEEPER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ACT.createInterceptorLinkFr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LOCKER.completed( FaultData faultData , Set &lt; CompensationHandler &gt; compens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OPEACT.createLock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LOCKER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ACT.SCOPEACT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TATUSINTERCEPTOR.LINKSTATUSINTERCEPTOR( ValChannel self , LinkFrame interceptedChann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LOCKER.failure( String reason , Elemen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LOCK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COPEACT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UNLOCKER.UNLOCKER( ParentScopeChannel self , ParentScopeChannel parent , SynchChannel synchChannel , List &lt; IsolationLock &gt; locksAcquired , ValChannel linkStatus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EEP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NLOCKER.isScopeRetry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LEEPER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LOCKER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OLATEDGUARD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INKSTATUSINTERCEPTOR.linkStatus( boolean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EEPER.SLEE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